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x Baird, Alex Russel, Conner Knutson</text:p>
      <text:p text:style-name="P1">12/4/2014</text:p>
      <text:p text:style-name="P1">CSE 4345</text:p>
      <text:p text:style-name="P2">Testing Document</text:p>
      <text:p text:style-name="P2">Halma v3.0 Unity/Javascript</text:p>
      <text:p text:style-name="P3"><text:tab/>In order to test our game, we went about this differently depending on which part is in question. <text:s/>For the Unity segment, the part we only had working was the movement restrictions, which we tested via having the pieces move and try to move them within the defined rules of stepping and jumping, while also trying to move them outside of those boundaries. <text:s/>As for the Javascript version, most of that was already fairly well tested for us on the visual movement side, but that leaves the timer, collision and freezing pieces, and testing the new AI. <text:s/>We first had to program in how to handle the collision capability within the program, and since that's paired up with freezing pieces, we had to also have the AI ready alongside these components. <text:s/>We tested the features by having the AI's try to move all their pieces simultaneously, with no regard to where it's opponents pieces were; the AI is able to see what the “frozen” variable in the piece class is, and it is up to the AI to make sure it does not get moved. <text:s/>After that was hammered out, we moved on to getting the timer set up, and tested it by running the AI through the UI once more, and hammered out the kinks through th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2-04T23:22:17.29</meta:creation-date>
    <dc:date>2014-12-04T23:32:47.34</dc:date>
    <meta:editing-duration>PT10M29S</meta:editing-duration>
    <meta:editing-cycles>6</meta:editing-cycles>
    <meta:generator>OpenOffice/4.1.0$Win32 OpenOffice.org_project/410m18$Build-9764</meta:generator>
    <meta:document-statistic meta:table-count="0" meta:image-count="0" meta:object-count="0" meta:page-count="1" meta:paragraph-count="6" meta:word-count="232" meta:character-count="1287"/>
  </office:meta>
</office:document-meta>
</file>